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akar" fo:font-size="14pt" style:text-underline-style="none" fo:font-weight="bold" officeooo:rsid="00275570" officeooo:paragraph-rsid="0005bfbe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akar" fo:font-size="14pt" style:text-underline-style="none" fo:font-weight="bold" officeooo:rsid="0021db14" officeooo:paragraph-rsid="0005bfbe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aakar" fo:font-size="14pt" style:text-underline-style="none" fo:font-weight="bold" officeooo:rsid="00221838" officeooo:paragraph-rsid="0005bfbe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akar" fo:font-size="14pt" style:text-underline-style="none" fo:font-weight="bold" officeooo:rsid="00238da2" officeooo:paragraph-rsid="0005bfbe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akar" fo:font-size="14pt" style:text-underline-style="none" fo:font-weight="bold" officeooo:rsid="0024dd03" officeooo:paragraph-rsid="0005bfb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aakar" fo:font-size="14pt" style:text-underline-style="none" fo:font-weight="bold" officeooo:rsid="0024dd03" officeooo:paragraph-rsid="00084c4e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aakar" fo:font-size="14pt" style:text-underline-style="none" fo:font-weight="bold" officeooo:rsid="002610ce" officeooo:paragraph-rsid="0005bfbe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aakar" fo:font-size="14pt" style:text-underline-style="none" fo:font-weight="bold" officeooo:rsid="002a120b" officeooo:paragraph-rsid="0005bfbe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aakar" fo:font-size="14pt" officeooo:rsid="000c7e3b" officeooo:paragraph-rsid="0005bfbe" style:font-size-asian="12.25pt" style:font-size-complex="14pt"/>
    </style:style>
    <style:style style:name="P10" style:family="paragraph" style:parent-style-name="Standard">
      <style:text-properties style:font-name="aakar" fo:font-size="14pt" fo:font-weight="bold" officeooo:rsid="000c7e3b" officeooo:paragraph-rsid="0005bfbe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aakar" fo:font-size="14pt" fo:font-weight="bold" officeooo:rsid="000e96e7" officeooo:paragraph-rsid="0005bfbe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aakar" fo:font-size="14pt" fo:font-weight="bold" officeooo:rsid="00103cd2" officeooo:paragraph-rsid="0005bfbe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aakar" fo:font-size="14pt" fo:font-weight="bold" officeooo:rsid="001662c5" officeooo:paragraph-rsid="0005bfbe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aakar" fo:font-size="14pt" fo:font-weight="bold" officeooo:rsid="001fea61" officeooo:paragraph-rsid="0005bfbe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aakar" fo:font-size="14pt" fo:font-style="normal" fo:font-weight="bold" officeooo:rsid="00170ded" officeooo:paragraph-rsid="0005bfbe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aakar" fo:font-size="14pt" style:text-underline-style="solid" style:text-underline-width="auto" style:text-underline-color="font-color" fo:font-weight="bold" officeooo:rsid="001fea61" officeooo:paragraph-rsid="0005bfbe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aakar" fo:font-size="11pt" fo:font-weight="normal" officeooo:rsid="0013deee" officeooo:paragraph-rsid="0005bfbe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font-name="aakar" fo:font-size="11pt" fo:font-style="normal" fo:font-weight="normal" officeooo:rsid="00170ded" officeooo:paragraph-rsid="0005bfbe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officeooo:paragraph-rsid="0005bfbe"/>
    </style:style>
    <style:style style:name="T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117377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2eae6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3deee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17a58a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221838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38da2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610ce" style:font-size-asian="9.60000038146973pt" style:font-weight-asian="normal" style:font-size-complex="11pt" style:font-weight-complex="normal"/>
    </style:style>
    <style:style style:name="T9" style:family="text">
      <style:text-properties fo:font-size="11pt" fo:font-weight="normal" officeooo:rsid="0026d49c" style:font-size-asian="9.60000038146973pt" style:font-weight-asian="normal" style:font-size-complex="11pt" style:font-weight-complex="normal"/>
    </style:style>
    <style:style style:name="T10" style:family="text">
      <style:text-properties fo:font-size="11pt" fo:font-weight="normal" officeooo:rsid="000787bb" style:font-size-asian="9.60000038146973pt" style:font-weight-asian="normal" style:font-size-complex="11pt" style:font-weight-complex="normal"/>
    </style:style>
    <style:style style:name="T11" style:family="text">
      <style:text-properties fo:font-size="11pt" fo:font-weight="normal" officeooo:rsid="00084c4e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0a01ff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0bc119" style:font-size-asian="9.60000038146973pt" style:font-weight-asian="normal" style:font-size-complex="11pt" style:font-weight-complex="normal"/>
    </style:style>
    <style:style style:name="T14" style:family="text">
      <style:text-properties fo:font-size="11pt" style:font-size-asian="9.60000038146973pt" style:font-size-complex="11pt"/>
    </style:style>
    <style:style style:name="T15" style:family="text">
      <style:text-properties fo:font-size="11pt" officeooo:rsid="000e96e7" style:font-size-asian="9.60000038146973pt" style:font-size-complex="11pt"/>
    </style:style>
    <style:style style:name="T16" style:family="text">
      <style:text-properties fo:font-size="11pt" officeooo:rsid="000eaf49" style:font-size-asian="9.60000038146973pt" style:font-size-complex="11pt"/>
    </style:style>
    <style:style style:name="T17" style:family="text">
      <style:text-properties fo:font-size="11pt" officeooo:rsid="00103cd2" style:font-size-asian="9.60000038146973pt" style:font-size-complex="11pt"/>
    </style:style>
    <style:style style:name="T18" style:family="text">
      <style:text-properties fo:font-size="11pt" officeooo:rsid="0013deee" style:font-size-asian="9.60000038146973pt" style:font-size-complex="11pt"/>
    </style:style>
    <style:style style:name="T19" style:family="text">
      <style:text-properties fo:font-size="11pt" officeooo:rsid="0026d49c" style:font-size-asian="9.60000038146973pt" style:font-size-complex="11pt"/>
    </style:style>
    <style:style style:name="T20" style:family="text">
      <style:text-properties fo:font-size="11pt" officeooo:rsid="0006a38a" style:font-size-asian="9.60000038146973pt" style:font-size-complex="11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style:font-name="aakar" fo:font-size="14pt" fo:font-weight="bold" officeooo:rsid="000c7e3b" style:font-size-asian="12.25pt" style:font-weight-asian="bold" style:font-size-complex="14pt" style:font-weight-complex="bold"/>
    </style:style>
    <style:style style:name="T23" style:family="text">
      <style:text-properties style:font-name="aakar" fo:font-size="14pt" fo:font-weight="normal" officeooo:rsid="000e96e7" style:font-size-asian="12.25pt" style:font-weight-asian="normal" style:font-size-complex="14pt" style:font-weight-complex="normal"/>
    </style:style>
    <style:style style:name="T24" style:family="text">
      <style:text-properties style:font-name="aakar" fo:font-size="14pt" fo:font-style="normal" fo:font-weight="bold" officeooo:rsid="00170ded" style:font-size-asian="12.25pt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aakar" fo:font-size="11pt" fo:font-weight="normal" officeooo:rsid="000dbc32" style:font-size-asian="11pt" style:font-weight-asian="normal" style:font-size-complex="11pt" style:font-weight-complex="normal"/>
    </style:style>
    <style:style style:name="T26" style:family="text">
      <style:text-properties style:font-name="aakar" fo:font-size="11pt" fo:font-weight="normal" officeooo:rsid="000e96e7" style:font-size-asian="11pt" style:font-weight-asian="normal" style:font-size-complex="11pt" style:font-weight-complex="normal"/>
    </style:style>
    <style:style style:name="T27" style:family="text">
      <style:text-properties style:font-name="aakar" fo:font-size="11pt" fo:font-weight="normal" officeooo:rsid="0006a38a" style:font-size-asian="11pt" style:font-weight-asian="normal" style:font-size-complex="11pt" style:font-weight-complex="normal"/>
    </style:style>
    <style:style style:name="T28" style:family="text">
      <style:text-properties style:font-name="aakar" fo:font-size="11pt" fo:font-style="normal" fo:font-weight="normal" officeooo:rsid="0017a58a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officeooo:rsid="00177cce"/>
    </style:style>
    <style:style style:name="T30" style:family="text">
      <style:text-properties officeooo:rsid="0006a3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Assignment : <text:span text:style-name="T30">1</text:span></text:p>
      <text:p text:style-name="P10">Skill-building Activities</text:p>
      <text:p text:style-name="P10">Message </text:p>
      <text:p text:style-name="P19"><text:span text:style-name="T22"><text:tab/></text:span><text:span text:style-name="T25">we </text:span><text:span text:style-name="T27">do </text:span><text:span text:style-name="T26"><text:s/>not throw the trash in place of public </text:span><text:span text:style-name="T27">place</text:span><text:span text:style-name="T23">.</text:span></text:p>
      <text:p text:style-name="P11">Channels </text:p>
      <text:p text:style-name="P9"><text:tab/><text:span text:style-name="T15">The channels used in the paragraph that verbal and non verbal. </text:span><text:span text:style-name="T16">The gestures used between the <text:tab/>Maria and Damien like angry ,stares <text:s/>and at the last smile and feeling of</text:span></text:p>
      <text:p text:style-name="P9"><text:span text:style-name="T16"><text:tab/>apologize its all non verbal communication and talking between them all the verbal <text:tab/>when Maria puts her hand on her hips <text:s/></text:span><text:span text:style-name="T20">and </text:span><text:span text:style-name="T17">etc.</text:span></text:p>
      <text:p text:style-name="P12">Context </text:p>
      <text:p text:style-name="P12"><text:tab/><text:span text:style-name="T14"> Physical <text:s/><text:tab/></text:span><text:span text:style-name="T1">park </text:span></text:p>
      <text:p text:style-name="P12"><text:span text:style-name="T1"><text:tab/></text:span><text:span text:style-name="T14"> Social <text:s text:c="3"/><text:tab/></text:span><text:span text:style-name="T1">friends </text:span></text:p>
      <text:p text:style-name="P12"><text:span text:style-name="T14"><text:tab/>Historical <text:tab/>“</text:span><text:span text:style-name="T2">I cannot believe what what you just did”. This </text:span><text:span text:style-name="T10">clue</text:span><text:span text:style-name="T2"> show the Maria <text:tab/><text:tab/><text:tab/>could not </text:span><text:span text:style-name="T10">want</text:span><text:span text:style-name="T2"> form Damien </text:span><text:span text:style-name="T3">that’s why Maria </text:span><text:span text:style-name="T10">done </text:span><text:span text:style-name="T3"><text:s/>this action.</text:span></text:p>
      <text:p text:style-name="P12"><text:span text:style-name="T3"><text:tab/></text:span><text:span text:style-name="T18">psychological </text:span><text:span text:style-name="T4">Angrily ,blushes, smile(Because these modes change form</text:span></text:p>
      <text:p text:style-name="P17"><text:tab/><text:tab/><text:tab/>normal to abnormal.</text:p>
      <text:p text:style-name="P13">Interference </text:p>
      <text:p text:style-name="P13"><text:tab/><text:span text:style-name="T1">Throw the bottle then change </text:span><text:span text:style-name="T10">the talking.</text:span></text:p>
      <text:p text:style-name="P13">Feedback </text:p>
      <text:p text:style-name="P13"><text:tab/><text:span text:style-name="T1">It does not happen again </text:span></text:p>
      <text:p text:style-name="P15">2. communication over the internet</text:p>
      <text:p text:style-name="P15"><text:tab/>Advantages : </text:p>
      <text:p text:style-name="P15"><text:tab/><text:span text:style-name="T1"><text:tab/>communications over the internet lot of benefits .One of these benefits are time saving,</text:span></text:p>
      <text:p text:style-name="P18"><text:tab/><text:tab/>easy to use,accessible to Every person,saving Data,close to far <text:tab/><text:tab/><text:tab/><text:tab/><text:tab/>peoples,information,updates information etc.</text:p>
      <text:p text:style-name="P15"><text:span text:style-name="T1"><text:tab/></text:span><text:span text:style-name="T29">Dis-advantages :</text:span></text:p>
      <text:p text:style-name="P19"><text:span text:style-name="T24"><text:tab/><text:tab/></text:span><text:span text:style-name="T28">communication over the internet lot of Disadvantage like benefits. One of these time <text:tab/><text:tab/>wasting,Cyber issues,Expensive</text:span><text:span text:style-name="T5">s,unemployment etc.</text:span><text:span text:style-name="T28"> </text:span><text:span text:style-name="T24"><text:tab/></text:span></text:p>
      <text:p text:style-name="P17"/>
      <text:p text:style-name="P14">Chapter : <text:s text:c="9"/>perception of self and others</text:p>
      <text:p text:style-name="P16">skill building activities :</text:p>
      <text:p text:style-name="P2">A : <text:span text:style-name="T1">Hi how are you. Are you fine .i do not seen you previous days </text:span><text:span text:style-name="T6">because you was always greet me .</text:span></text:p>
      <text:p text:style-name="P3"><text:span text:style-name="T14">B : </text:span><text:span text:style-name="T1">I think we have agreement </text:span><text:span text:style-name="T7">to clean do the dishes after eating food but you did not done this.</text:span></text:p>
      <text:p text:style-name="P4"><text:span text:style-name="T14">C : </text:span><text:span text:style-name="T1">Hi Mom! Sorry Mom I was to much busy in university works that’s why am refused to come</text:span></text:p>
      <text:p text:style-name="P4"><text:span text:style-name="T1"><text:s text:c="4"/>the home </text:span></text:p>
      <text:p text:style-name="P5"><text:span text:style-name="T14">D : </text:span><text:span text:style-name="T1">Respected sir,last time we met at the hallway and I talked about the appointment about internship</text:span></text:p>
      <text:p text:style-name="P6"><text:span text:style-name="T1"><text:s text:c="4"/></text:span><text:span text:style-name="T11">plan</text:span><text:span text:style-name="T1">. Sir you told me to set the date and time over the email now second weeks <text:s text:c="9"/></text:span></text:p>
      <text:p text:style-name="P6"><text:span text:style-name="T1"><text:tab/> </text:span></text:p>
      <text:p text:style-name="P5"><text:span text:style-name="T14">E : </text:span><text:span text:style-name="T8">I think she have plan that show the </text:span><text:span text:style-name="T11">future</text:span><text:span text:style-name="T8"> some days.</text:span></text:p>
      <text:p text:style-name="P7">Practicing well perception : </text:p>
      <text:p text:style-name="P7"><text:span text:style-name="T21">A</text:span> : <text:span text:style-name="T1">when franco come form the doctor all his gestures help us that He is </text:span><text:span text:style-name="T9">ill and suffer the coldness.</text:span></text:p>
      <text:p text:style-name="P1"><text:span text:style-name="T19">B : </text:span><text:span text:style-name="T1">she is in </text:span><text:span text:style-name="T11">rude mode</text:span><text:span text:style-name="T1"> and his behaviors help us to make the perception about her that you are <text:tab/>late in returning the ball.</text:span></text:p>
      <text:p text:style-name="P1"><text:span text:style-name="T14">C : </text:span><text:span text:style-name="T1"><text:s/>she is happy during the situation of waiting the scholarship information so my perception sh</text:span><text:span text:style-name="T12">e</text:span></text:p>
      <text:p text:style-name="P1"><text:span text:style-name="T1"><text:s text:c="5"/></text:span><text:span text:style-name="T12">have good information about </text:span><text:span text:style-name="T1">the scholarship.</text:span></text:p>
      <text:p text:style-name="P8"><text:soft-page-break/><text:span text:style-name="T14">D : </text:span><text:span text:style-name="T1">when she met with </text:span><text:span text:style-name="T13">sir</text:span><text:span text:style-name="T1"> in the hall and his behaviors help us to make the perception about </text:span></text:p>
      <text:p text:style-name="P8"><text:span text:style-name="T1"><text:s text:c="3"/>look like tired 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0:37:59.384339059</meta:creation-date>
    <dc:date>2019-03-17T20:45:27.980256849</dc:date>
    <meta:editing-duration>PT7M2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399" meta:character-count="2332" meta:non-whitespace-character-count="1873"/>
  </office:meta>
</office:document-meta>
</file>